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date>2019-04-01T11:25:20.276146311</dc:date><text:p>&lt;!--StartFragment--&gt;</text:p></office:annotation>/*</text:p>
      <text:p text:style-name="P1">* Copyright 1996-2018 Cyberbotics Ltd.</text:p>
      <text:p text:style-name="P1">*</text:p>
      <text:p text:style-name="P1">* Licensed under the Apache License, Version 2.0 (the "License");</text:p>
      <text:p text:style-name="P1">* you may not use this file except in compliance with the License.</text:p>
      <text:p text:style-name="P1">* You may obtain a copy of the License at</text:p>
      <text:p text:style-name="P1">*</text:p>
      <text:p text:style-name="P1">* http://www.apache.org/licenses/LICENSE-2.0</text:p>
      <text:p text:style-name="P1">*</text:p>
      <text:p text:style-name="P1">* Unless required by applicable law or agreed to in writing, software</text:p>
      <text:p text:style-name="P1">* distributed under the License is distributed on an "AS IS" BASIS,</text:p>
      <text:p text:style-name="P1">* WITHOUT WARRANTIES OR CONDITIONS OF ANY KIND, either express or implied.</text:p>
      <text:p text:style-name="P1">* See the License for the specific language governing permissions and</text:p>
      <text:p text:style-name="P1">* limitations under the License.</text:p>
      <text:p text:style-name="P1">*/</text:p>
      <text:p text:style-name="Text_20_body"/>
      <text:p text:style-name="P1">/*</text:p>
      <text:p text:style-name="P1">* Description: An example of use of the encoders of a differential wheel</text:p>
      <text:p text:style-name="P1">*/</text:p>
      <text:p text:style-name="Text_20_body"/>
      <text:p text:style-name="P1">#include &lt;stdio.h&gt;</text:p>
      <text:p text:style-name="P1">#include &lt;stdlib.h&gt;</text:p>
      <text:p text:style-name="P1">#include &lt;webots/motor.h&gt;</text:p>
      <text:p text:style-name="P1">#include &lt;webots/position_sensor.h&gt;</text:p>
      <text:p text:style-name="P1">#include &lt;webots/robot.h&gt;</text:p>
      <text:p text:style-name="Text_20_body"/>
      <text:p text:style-name="P1">#define TIME_STEP 64</text:p>
      <text:p text:style-name="P1">#define SPEED_UNIT 0.1</text:p>
      <text:p text:style-name="P1">#define ENCODER_UNIT 0.25</text:p>
      <text:p text:style-name="Text_20_body"/>
      <text:p text:style-name="P1">int main(void) {</text:p>
      <text:p text:style-name="P1">int goal[2] = {0, 0};</text:p>
      <text:p text:style-name="P1">WbDeviceTag left_motor, right_motor, left_position_sensor, right_position_sensor;</text:p>
      <text:p text:style-name="P1">double left_encoder_offset = 0.0;</text:p>
      <text:p text:style-name="P1">double right_encoder_offset = 0.0;</text:p>
      <text:p text:style-name="Text_20_body"/>
      <text:p text:style-name="P1">wb_robot_init();</text:p>
      <text:p text:style-name="Text_20_body"/>
      <text:p text:style-name="P1">/* get a handler to the motors and set target position to infinity (speed control). */</text:p>
      <text:p text:style-name="P1">left_motor = wb_robot_get_device("left wheel motor");</text:p>
      <text:p text:style-name="P1">right_motor = wb_robot_get_device("right wheel motor");</text:p>
      <text:p text:style-name="P1">wb_motor_set_position(left_motor, INFINITY);</text:p>
      <text:p text:style-name="P1">wb_motor_set_position(right_motor, INFINITY);</text:p>
      <text:p text:style-name="P1"><text:soft-page-break/>wb_motor_set_velocity(left_motor, 0.0);</text:p>
      <text:p text:style-name="P1">wb_motor_set_velocity(right_motor, 0.0);</text:p>
      <text:p text:style-name="Text_20_body"/>
      <text:p text:style-name="P1">/* get a handler to the position sensors and enable them. */</text:p>
      <text:p text:style-name="P1">left_position_sensor = wb_robot_get_device("left wheel sensor");</text:p>
      <text:p text:style-name="P1">right_position_sensor = wb_robot_get_device("right wheel sensor");</text:p>
      <text:p text:style-name="P1">wb_position_sensor_enable(left_position_sensor, TIME_STEP);</text:p>
      <text:p text:style-name="P1">wb_position_sensor_enable(right_position_sensor, TIME_STEP);</text:p>
      <text:p text:style-name="Text_20_body"/>
      <text:p text:style-name="P1">while (wb_robot_step(TIME_STEP) != -1) {</text:p>
      <text:p text:style-name="P1">int i;</text:p>
      <text:p text:style-name="P1">int encoder_value[2];</text:p>
      <text:p text:style-name="P1">float speed[2];</text:p>
      <text:p text:style-name="Text_20_body"/>
      <text:p text:style-name="P1">encoder_value[0] = ENCODER_UNIT * (wb_position_sensor_get_value(left_position_sensor) - left_encoder_offset);</text:p>
      <text:p text:style-name="P1">encoder_value[1] = ENCODER_UNIT * (wb_position_sensor_get_value(right_position_sensor) - right_encoder_offset);</text:p>
      <text:p text:style-name="Text_20_body"/>
      <text:p text:style-name="P1">/*</text:p>
      <text:p text:style-name="P1">* simply turn the wheels in the direction corresponding to the</text:p>
      <text:p text:style-name="P1">* objectif position, when it is reached, stop the wheel.</text:p>
      <text:p text:style-name="P1">*/</text:p>
      <text:p text:style-name="P1">if (encoder_value[0] != goal[0] || encoder_value[1] != goal[1]) {</text:p>
      <text:p text:style-name="P1">for (i = 0; i &lt; 2; i++) {</text:p>
      <text:p text:style-name="P1">speed[i] = goal[i] - encoder_value[i];</text:p>
      <text:p text:style-name="P1">if (speed[i] != 0)</text:p>
      <text:p text:style-name="P1">speed[i] = speed[i] &gt; 0 ? 40 : -40;</text:p>
      <text:p text:style-name="P1">}</text:p>
      <text:p text:style-name="Text_20_body"/>
      <text:p text:style-name="P1">/* set the motor speeds */</text:p>
      <text:p text:style-name="P1">wb_motor_set_velocity(left_motor, SPEED_UNIT * speed[0]);</text:p>
      <text:p text:style-name="P1">wb_motor_set_velocity(right_motor, SPEED_UNIT * speed[1]);</text:p>
      <text:p text:style-name="P1">} else {</text:p>
      <text:p text:style-name="P1">/*</text:p>
      <text:p text:style-name="P1">* When both wheels are in place, we choose randomly new objectif</text:p>
      <text:p text:style-name="P1">* positions and we reset the encoders.</text:p>
      <text:p text:style-name="P1">*/</text:p>
      <text:p text:style-name="P1">for (i = 0; i &lt; 2; i++)</text:p>
      <text:p text:style-name="P1">goal[i] = (int)(20 * ((float)rand() / RAND_MAX)) - 10;</text:p>
      <text:p text:style-name="Text_20_body"/>
      <text:p text:style-name="P1">left_encoder_offset = wb_position_sensor_get_value(left_position_sensor);</text:p>
      <text:p text:style-name="P1">right_encoder_offset = wb_position_sensor_get_value(right_position_sensor);</text:p>
      <text:p text:style-name="Text_20_body"><text:soft-page-break/></text:p>
      <text:p text:style-name="P1">printf("Goal position for the encoders : %d %d\n", goal[0], goal[1]);</text:p>
      <text:p text:style-name="P1">}</text:p>
      <text:p text:style-name="P1">}</text:p>
      <text:p text:style-name="Text_20_body"/>
      <text:p text:style-name="P1">wb_robot_cleanup();</text:p>
      <text:p text:style-name="Text_20_body"/>
      <text:p text:style-name="P1">return 0;</text:p>
      <text:p text:style-name="P1">}</text:p>
      <text:p text:style-name="Text_20_body"><office:annotation><dc:date>2019-04-01T11:25:20.329824656</dc:date><text:p>&lt;!--EndFragment--&gt;</text:p></office:annotatio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1:25:19.157744529</meta:creation-date>
    <dc:date>2019-04-01T11:25:52.385634178</dc:date>
    <meta:editing-duration>PT34S</meta:editing-duration>
    <meta:editing-cycles>1</meta:editing-cycles>
    <meta:document-statistic meta:table-count="0" meta:image-count="0" meta:object-count="0" meta:page-count="3" meta:paragraph-count="79" meta:word-count="375" meta:character-count="2895" meta:non-whitespace-character-count="2598"/>
    <meta:generator>LibreOffice/6.0.7.3$Linux_X86_64 LibreOffice_project/00m0$Build-3</meta:generator>
  </office:meta>
</office:document-meta>
</file>